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02cm solid #000000"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1" table:number-columns-repeated="3"/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12.10.2022г.-??.10.2022г.</text:p>
          </table:table-cell>
          <table:covered-table-cell table:number-columns-repeated="2"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3" office:value-type="string">
            <text:p>Задача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Время ПЛАН(ч)</text:p>
          </table:table-cell>
          <table:table-cell table:style-name="ce3" office:value-type="string">
            <text:p>Время ФАКТ(ч)</text:p>
          </table:table-cell>
          <table:table-cell table:style-name="ce3" office:value-type="string">
            <text:p>Статус</text:p>
          </table:table-cell>
          <table:table-cell table:style-name="ce8" table:number-columns-repeated="1018"/>
        </table:table-row>
        <table:table-row table:style-name="ro1">
          <table:table-cell table:style-name="ce1"/>
          <table:table-cell table:style-name="ce1" office:value-type="string">
            <text:p>Перед началом</text:p>
          </table:table-cell>
          <table:table-cell table:style-name="ce1" office:value-type="string">
            <text:p>Общие стили, шрифты, медиа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в работе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5" office:value-type="string" table:number-columns-spanned="1" table:number-rows-spanned="3">
            <text:p>Header Main Footer</text:p>
          </table:table-cell>
          <table:table-cell table:style-name="ce4" office:value-type="string">
            <text:p>сверстать каркас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в работе</text:p>
          </table:table-cell>
          <table:table-cell table:number-columns-repeated="1018"/>
        </table:table-row>
        <table:table-row table:style-name="ro1">
          <table:table-cell table:style-name="ce1"/>
          <table:covered-table-cell table:style-name="ce1"/>
          <table:table-cell table:style-name="ce4" office:value-type="string">
            <text:p>первоначальные стили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в работе</text:p>
          </table:table-cell>
          <table:table-cell table:number-columns-repeated="1018"/>
        </table:table-row>
        <table:table-row table:style-name="ro1">
          <table:table-cell table:style-name="ce1"/>
          <table:covered-table-cell table:style-name="ce1"/>
          <table:table-cell table:style-name="ce4" office:value-type="string">
            <text:p>конечные стили</text:p>
          </table:table-cell>
          <table:table-cell table:style-name="ce7" office:value-type="float" office:value="4">
            <text:p>4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Адаптация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7" table:number-columns-repeated="2"/>
          <table:table-cell table:number-columns-repeated="1018"/>
        </table:table-row>
        <table:table-row table:style-name="ro1" table:number-rows-repeated="10">
          <table:table-cell table:style-name="ce1"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2">12.10.2022</text:date>, <text:time>23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5M56S</meta:editing-duration>
    <meta:editing-cycles>3</meta:editing-cycles>
    <meta:generator>OpenOffice/4.1.13$Win32 OpenOffice.org_project/4113m1$Build-9810</meta:generator>
    <dc:date>2022-10-12T23:57:42.22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